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Q1. You want to retrieve a list of employees in alphabetical order of Lastname from the Employees table. Which SQL statement should you use?</text:span></text:p>
      <text:p text:style-name="P1"><text:span text:style-name="T1">SELECT * FROM Employees SORT BY Lastname;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SELECT * FROM Employees SORT BY Lastname;</text:span></text:p>
      <text:p text:style-name="P1"><text:span text:style-name="T1">SELECT * FROM Employees GROUP BY Lastname;</text:span></text:p>
      <text:p text:style-name="P1"><text:span text:style-name="T1">SELECT * FROM Employees ORDER BY Lastname DESC;</text:span></text:p>
      <text:p text:style-name="P1"><text:span text:style-name="T1">SELECT * FROM Employees ORDER BY Lastname;</text:span></text:p>
      <text:p text:style-name="P1"><text:span text:style-name="T1"/></text:p>
      <text:p text:style-name="P1"><text:span text:style-name="T1">Correct. SELECT * FROM Employees ORDER BY Lastname;</text:span></text:p>
      <text:p text:style-name="P1"><text:span text:style-name="T1">This SQL statement will retrieve a list of employees in alphabetical order from the Employees table.</text:span></text:p>
      <text:p text:style-name="P1"><text:span text:style-name="T1"/></text:p>
      <text:p text:style-name="P1"><text:span text:style-name="T1">Q2. Which keyword is used to set a condition for a GROUP BY clause?</text:span></text:p>
      <text:p text:style-name="P1"><text:span text:style-name="T1"/></text:p>
      <text:p text:style-name="P1"><text:span text:style-name="T1">WHERE</text:span></text:p>
      <text:p text:style-name="P1"><text:span text:style-name="T1">HAVING</text:span></text:p>
      <text:p text:style-name="P1"><text:span text:style-name="T1">ORDER BY</text:span></text:p>
      <text:p text:style-name="P1"><text:span text:style-name="T1">SELECT</text:span></text:p>
      <text:p text:style-name="P1"><text:span text:style-name="T1"/></text:p>
      <text:p text:style-name="P1"><text:span text:style-name="T1">Correct. HAVING. The keyword HAVING is used to set a condition for a GROUP BY clause.</text:span></text:p>
      <text:p text:style-name="P1"><text:span text:style-name="T1"/></text:p>
      <text:p text:style-name="P1"><text:span text:style-name="T1">Q3. You want to retrieve a list of authors from Australia, Canada, and India from the table Authors. Which SQL statement is correct?</text:span></text:p>
      <text:p text:style-name="P1"><text:span text:style-name="T1"/></text:p>
      <text:p text:style-name="P1"><text:span text:style-name="T1">SELECT * FROM Author WHERE Country LIST ('CA', 'IN');</text:span></text:p>
      <text:p text:style-name="P1"><text:span text:style-name="T1">SELECT * FROM Author WHERE Country IN (‘Australia’, 'Canada', 'India');</text:span></text:p>
      <text:p text:style-name="P1"><text:span text:style-name="T1">SELECT * FROM Author WHERE Country BETWEEN(‘Australia’, ‘Canada’, ‘India’);</text:span></text:p>
      <text:p text:style-name="P1"><text:span text:style-name="T1">SELECT * FROM Author IF Country (‘Australia’, 'Canada', 'India');</text:span></text:p>
      <text:p text:style-name="P1"><text:span text:style-name="T1"/></text:p>
      <text:p text:style-name="P1"><text:span text:style-name="T1">Correct. SELECT * FROM Author WHERE Country IN (‘Australia’, 'Canada', 'India');</text:span></text:p>
      <text:p text:style-name="P1"><text:span text:style-name="T1">The IN keyword allows you to specify a list of values to match a condition.</text:span></text:p>
      <text:p text:style-name="P1"><text:span text:style-name="T1"/></text:p>
      <text:p text:style-name="P1"><text:span text:style-name="T1">Q4. You want to retrieve a list of books priced above $10 and below $25 from the table Book. What are the two ways you can specify the range?</text:span></text:p>
      <text:p text:style-name="P1"><text:span text:style-name="T1"/></text:p>
      <text:p text:style-name="P1"><text:span text:style-name="T1">SELECT Title, Price FROM Book WHERE Price &gt;= 10 and Price &lt;= 25;</text:span></text:p>
      <text:p text:style-name="P1"><text:span text:style-name="T1">SELECT Title, Price FROM Book WHERE Price 10 to 25;</text:span></text:p>
      <text:p text:style-name="P1"><text:span text:style-name="T1">SELECT Title, Price FROM Book WHERE Price IN (10, 25);</text:span></text:p>
      <text:p text:style-name="P1"><text:span text:style-name="T1">SELECT Title, Price FROM Book WHERE Price BETWEEN 10 and 25;</text:span></text:p>
      <text:p text:style-name="P1"><text:span text:style-name="T1"/></text:p>
      <text:p text:style-name="P1"><text:span text:style-name="T1">Correct.<text:s text:c="2"/>SELECT Title, Price FROM Book WHERE Price &gt;= 10 and Price &lt;= 25; SELECT Title, Price FROM Book WHERE Price BETWEEN 10 and 25;</text:span></text:p>
      <text:p text:style-name="P1"><text:span text:style-name="T1">Specify the price range using BETWEEN … AND …. If you only selected this option. Specify the price range using the &gt;= and &lt;= operands. </text:span></text:p>
      <text:p text:style-name="P1"><text:span text:style-name="T1"/></text:p>
      <text:p text:style-name="P1"><text:span text:style-name="T1">Q5. You want to retrieve Salary information for an employee called Ed from the Employee table. You write the following statement: </text:span></text:p>
      <text:p text:style-name="P1"><text:span text:style-name="T1"/></text:p>
      <text:p text:style-name="P1"><text:span text:style-name="T1">SELECT Firstname, Lastname, Salary FROM Employees</text:span></text:p>
      <text:p text:style-name="P1"><text:span text:style-name="T1"/></text:p>
      <text:p text:style-name="P1"><text:span text:style-name="T1">You see all the employees listed, and it’s hard to find Ed’s information. Which clause should you add to reduce the number of rows returned?</text:span></text:p>
      <text:p text:style-name="P1"><text:span text:style-name="T1"/></text:p>
      <text:p text:style-name="P1"><text:span text:style-name="T1">GROUP BY Firstname = ‘Ed’;</text:span></text:p>
      <text:p text:style-name="P1"><text:span text:style-name="T1">WHERE Employees = ‘Ed’;</text:span></text:p>
      <text:p text:style-name="P1"><text:span text:style-name="T1">WHERE Firstname = ‘Ed’;</text:span></text:p>
      <text:p text:style-name="P1"><text:span text:style-name="T1">ORDER BY Firstname;</text:span></text:p>
      <text:p text:style-name="P1"><text:span text:style-name="T1"/></text:p>
      <text:p text:style-name="P1"><text:span text:style-name="T1">Correct. WHERE Firstname = ‘Ed’; The WHERE clause restricts the result set, in this case to employees with the first name Ed.</text:span></text:p>
      <text:p text:style-name="P1"><text:span text:style-name="T1"/></text:p>
      <text:p text:style-name="P1"><text:span text:style-name="T1">Q6 . You want to select author's last name from a table, but you only remember the author’s last name starts with the letter B, which string pattern can you use? </text:span></text:p>
      <text:p text:style-name="P1"><text:span text:style-name="T1"/></text:p>
      <text:p text:style-name="P1"><text:span text:style-name="T1">SELECT lastname from author where lastname like ‘B#’ </text:span></text:p>
      <text:p text:style-name="P1"><text:span text:style-name="T1">SELECT lastname from author where lastname like ‘B%’ </text:span></text:p>
      <text:p text:style-name="P1"><text:span text:style-name="T1">SELECT lastname from author where lastname like ‘B$’ </text:span></text:p>
      <text:p text:style-name="P1"><text:span text:style-name="T1">None of the above </text:span></text:p>
      <text:p text:style-name="P1"><text:span text:style-name="T1"/></text:p>
      <text:p text:style-name="P1"><text:span text:style-name="T1">Correct. SELECT lastname from author where lastname like ‘B%’ . You can use the % sign as a wildcard to indicate zero or more missing characters.</text:span></text:p>
      <text:p text:style-name="P1"><text:span text:style-name="T1"/></text:p>
      <text:p text:style-name="P1"><text:span text:style-name="T1">Q7. In a SELECT statement, which SQL clause controls how the result set is displayed? </text:span></text:p>
      <text:p text:style-name="P1"><text:span text:style-name="T1"/></text:p>
      <text:p text:style-name="P1"><text:span text:style-name="T1">ORDER BY clause </text:span></text:p>
      <text:p text:style-name="P1"><text:span text:style-name="T1">ORDER IN clause </text:span></text:p>
      <text:p text:style-name="P1"><text:span text:style-name="T1">ORDER WITH clause </text:span></text:p>
      <text:p text:style-name="P1"><text:span text:style-name="T1"/></text:p>
      <text:p text:style-name="P1"><text:span text:style-name="T1">Correct. ORDER BY clause . You use the ORDER BY clause to control the order of rows in the result set.</text:span></text:p>
      <text:p text:style-name="P1"><text:span text:style-name="T1"/></text:p>
      <text:p text:style-name="P1"><text:span text:style-name="T1">Q8. Which of the following can be used in a SELECT statement to restrict a result set? </text:span></text:p>
      <text:p text:style-name="P1"><text:span text:style-name="T1"/></text:p>
      <text:p text:style-name="P1"><text:span text:style-name="T1">HAVING </text:span></text:p>
      <text:p text:style-name="P1"><text:span text:style-name="T1">WHERE</text:span></text:p>
      <text:p text:style-name="P1"><text:span text:style-name="T1">DISTINCT </text:span></text:p>
      <text:p text:style-name="P1"><text:span text:style-name="T1">All of the above </text:span></text:p>
      <text:p text:style-name="P1"><text:span text:style-name="T1"/></text:p>
      <text:p text:style-name="P1"><text:span text:style-name="T1">Correct. All of the above. Correct. You can use all of these keywords to restrict a result set.</text:span></text:p>
      <text:p text:style-name="P1"><text:span text:style-name="T1"/></text:p>
      <text:p text:style-name="P1"><text:span text:style-name="T1">Q9. When querying a table called Author that contains a list of authors and their country of residence, which of the following queries will return the number of authors from each country?</text:span></text:p>
      <text:p text:style-name="P1"><text:span text:style-name="T1"/></text:p>
      <text:p text:style-name="P1"><text:span text:style-name="T1">SELECT Country, count(Country) FROM Author GROUP BY Country</text:span></text:p>
      <text:p text:style-name="P1"><text:span text:style-name="T1">SELECT Distinct(Country) FROM Author </text:span></text:p>
      <text:p text:style-name="P1"><text:span text:style-name="T1">SELECT Country, count(Country) FROM Author</text:span></text:p>
      <text:p text:style-name="P1"><text:span text:style-name="T1">SELECT Country, distinct(Country) FROM Author GROUP BY Country</text:span></text:p>
      <text:p text:style-name="P1"><text:span text:style-name="T1"/></text:p>
      <text:p text:style-name="P1"><text:span text:style-name="T1">Correct. SELECT Country, count(Country) FROM Author GROUP BY Country.</text:span></text:p>
      <text:p text:style-name="P1"><text:span text:style-name="T1">This query returns the number of authors from each country.Incorrect. The MIN keyword will select the lowest value in that column.</text:span></text:p>
      <text:p text:style-name="P1"><text:span text:style-name="T1"/></text:p>
      <text:p text:style-name="P1"><text:span text:style-name="T1">Q10. You want to retrieve a list of books that have between 450 and 600 pages. Which clause would you add to the following SQL statement:</text:span></text:p>
      <text:p text:style-name="P1"><text:span text:style-name="T1"/></text:p>
      <text:p text:style-name="P1"><text:span text:style-name="T1">SELECT Title, Pages FROM Book ________________________________</text:span></text:p>
      <text:p text:style-name="P1"><text:span text:style-name="T1"/></text:p>
      <text:p text:style-name="P1"><text:span text:style-name="T1">WHERE Pages &gt;= 450 and pages &lt;= 600</text:span></text:p>
      <text:p text:style-name="P1"><text:span text:style-name="T1">WHERE Pages 450<text:s/></text:span><text:span text:style-name="T2">– 600</text:span></text:p>
      <text:p text:style-name="P1"><text:span text:style-name="T2">IF Pages &gt;= 450 and Pages &lt;= 600</text:span></text:p>
      <text:p text:style-name="P1"><text:span text:style-name="T2">WHERE Pages = 450</text:span></text:p>
      <text:p text:style-name="P1"><text:span text:style-name="T2"/></text:p>
      <text:p text:style-name="P1"><text:span text:style-name="T2">Correct. WHERE Pages &gt;= 450 and pages &lt;= 600</text:span><text:span text:style-name="T3">.</text:span></text:p>
      <text:p text:style-name="P1"><text:span text:style-name="T4">You can use operators like &gt;= and &lt;= to define a range of values within a WHERE clause.</text:span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